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13daac" officeooo:paragraph-rsid="0013daac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158466" loext:opacity="100%" fo:background-color="#ffff00"/>
    </style:style>
    <style:style style:name="P3" style:family="paragraph" style:parent-style-name="Standard">
      <style:text-properties fo:color="#158466" loext:opacity="100%" officeooo:rsid="00159b2d" officeooo:paragraph-rsid="00159b2d" fo:background-color="#ffff00"/>
    </style:style>
    <style:style style:name="P4" style:family="paragraph" style:parent-style-name="Standard">
      <style:text-properties fo:color="#158466" loext:opacity="100%" officeooo:rsid="001798ff" officeooo:paragraph-rsid="001798ff" fo:background-color="#ffff00"/>
    </style:style>
    <style:style style:name="P5" style:family="paragraph" style:parent-style-name="Standard">
      <style:text-properties fo:color="#158466" loext:opacity="100%" fo:font-weight="bold" officeooo:rsid="0019b5c8" officeooo:paragraph-rsid="0019b5c8" style:font-weight-asian="bold" style:font-weight-complex="bold"/>
    </style:style>
    <style:style style:name="P6" style:family="paragraph" style:parent-style-name="Standard">
      <style:text-properties fo:color="#158466" loext:opacity="100%" fo:font-weight="bold" officeooo:rsid="001798ff" officeooo:paragraph-rsid="001798ff" style:font-weight-asian="bold" style:font-weight-complex="bold"/>
    </style:style>
    <style:style style:name="P7" style:family="paragraph" style:parent-style-name="Standard">
      <style:text-properties officeooo:rsid="00159b2d" officeooo:paragraph-rsid="00159b2d"/>
    </style:style>
    <style:style style:name="P8" style:family="paragraph" style:parent-style-name="Standard">
      <style:text-properties officeooo:rsid="0017170f" officeooo:paragraph-rsid="0017170f"/>
    </style:style>
    <style:style style:name="P9" style:family="paragraph" style:parent-style-name="Standard">
      <style:text-properties officeooo:rsid="001798ff" officeooo:paragraph-rsid="001798ff"/>
    </style:style>
    <style:style style:name="P10" style:family="paragraph" style:parent-style-name="Standard">
      <style:text-properties officeooo:paragraph-rsid="001798ff"/>
    </style:style>
    <style:style style:name="P11" style:family="paragraph" style:parent-style-name="Standard">
      <style:text-properties fo:color="#000000" loext:opacity="100%" fo:font-weight="normal" officeooo:rsid="0019b5c8" officeooo:paragraph-rsid="0019b5c8" style:font-weight-asian="normal" style:font-weight-complex="normal"/>
    </style:style>
    <style:style style:name="P12" style:family="paragraph" style:parent-style-name="Standard" style:list-style-name="L1"/>
    <style:style style:name="P13" style:family="paragraph" style:parent-style-name="Standard">
      <style:text-properties officeooo:rsid="001798ff" officeooo:paragraph-rsid="001798ff"/>
    </style:style>
    <style:style style:name="P14" style:family="paragraph" style:parent-style-name="Standard">
      <style:text-properties fo:color="#000000" loext:opacity="100%" fo:font-weight="normal" officeooo:rsid="0019b5c8" officeooo:paragraph-rsid="0019b5c8" style:font-weight-asian="normal" style:font-weight-complex="normal"/>
    </style:style>
    <style:style style:name="P15" style:family="paragraph" style:parent-style-name="Standard">
      <style:text-properties fo:color="#158466" loext:opacity="100%" fo:font-weight="normal" officeooo:rsid="001b0288" officeooo:paragraph-rsid="001b0288" fo:background-color="#ffff00" style:font-weight-asian="normal" style:font-weight-complex="normal"/>
    </style:style>
    <style:style style:name="T1" style:family="text">
      <style:text-properties fo:color="#158466" loext:opacity="100%" fo:font-weight="bold" style:font-weight-asian="bold" style:font-weight-complex="bold"/>
    </style:style>
    <style:style style:name="T2" style:family="text">
      <style:text-properties fo:color="#158466" loext:opacity="100%" fo:font-weight="bold" officeooo:rsid="0013daac" style:font-weight-asian="bold" style:font-weight-complex="bold"/>
    </style:style>
    <style:style style:name="T3" style:family="text">
      <style:text-properties fo:color="#158466" loext:opacity="100%" fo:font-weight="bold" officeooo:rsid="00190fa3" style:font-weight-asian="bold" style:font-weight-complex="bold"/>
    </style:style>
    <style:style style:name="T4" style:family="text">
      <style:text-properties fo:color="#158466" loext:opacity="100%" fo:background-color="#ffff00" loext:char-shading-value="0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officeooo:rsid="0014ae6d"/>
    </style:style>
    <style:style style:name="T7" style:family="text">
      <style:text-properties officeooo:rsid="001798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KAFKA SETUP AND COMMANDS</text:p>
      <text:p text:style-name="Standard"/>
      <text:p text:style-name="Standard"/>
      <text:p text:style-name="Standard"/>
      <text:p text:style-name="Standard"><text:span text:style-name="T1">Procedure to install </text:span><text:span text:style-name="T2">K</text:span><text:span text:style-name="T1">afka and setup </text:span><text:span text:style-name="T3">one kafka server and one zookeeper </text:span></text:p>
      <text:p text:style-name="Standard"/>
      <text:list xml:id="list1558629952" text:style-name="L1">
        <text:list-item>
          <text:p text:style-name="P12">https://kafka.apache.org/</text:p>
        </text:list-item>
        <text:list-item>
          <text:p text:style-name="P12">Download Kafka--&gt; <text:s text:c="2"/>Scala 2.12 <text:s/>- kafka_2.12-2.8.1.tgz (asc, sha512)</text:p>
        </text:list-item>
        <text:list-item>
          <text:p text:style-name="P12">extract the files using 7zip</text:p>
        </text:list-item>
        <text:list-item>
          <text:p text:style-name="P12">click on extracted folder(better to keep the extracted folder in c drive)</text:p>
        </text:list-item>
        <text:list-item>
          <text:p text:style-name="P12">create a new folder named logs</text:p>
        </text:list-item>
        <text:list-item>
          <text:p text:style-name="P12">enter into logs folder create 2 folder klogs and zlogs</text:p>
        </text:list-item>
        <text:list-item>
          <text:p text:style-name="P12">enter into klogs folder copy the path</text:p>
        </text:list-item>
        <text:list-item>
          <text:p text:style-name="P12">open server file (with VS Code Editor) present inside config folder paste the copied klogs path in (60th line) logs.dirs field and save the file</text:p>
        </text:list-item>
        <text:list-item>
          <text:p text:style-name="P12">Now again enter into zlogs copy the path</text:p>
        </text:list-item>
        <text:list-item>
          <text:p text:style-name="P12">open zookeeper file (with VS Code Editor) present inside config folder paste the copied zlogs path in dataDir field and save the file</text:p>
        </text:list-item>
        <text:list-item>
          <text:p text:style-name="P12">now enter into bin-&gt;windows path open cmd (in this path)</text:p>
        </text:list-item>
        <text:list-item>
          <text:p text:style-name="P12">first start the zookeeper server</text:p>
        </text:list-item>
        <text:list-item>
          <text:p text:style-name="P12">again open another cmd and start kafka server</text:p>
        </text:list-item>
        <text:list-item>
          <text:p text:style-name="P12">open another cmd and create topic</text:p>
        </text:list-item>
        <text:list-item>
          <text:p text:style-name="P12">open another cmd create producer</text:p>
        </text:list-item>
        <text:list-item>
          <text:p text:style-name="P12">open another cmd and create consumer </text:p>
        </text:list-item>
      </text:list>
      <text:p text:style-name="Standard"><text:span text:style-name="T5">NOTE:</text:span> whatever messages typed in producer should be reflected in consumer cmd</text:p>
      <text:p text:style-name="Standard"/>
      <text:p text:style-name="Standard"/>
      <text:p text:style-name="Standard"/>
      <text:p text:style-name="Standard">#<text:span text:style-name="T4">COMMAND TO START ZOO-KEEPER</text:span></text:p>
      <text:p text:style-name="Standard">zookeeper-server-start.bat ../../config/zookeeper.properties</text:p>
      <text:p text:style-name="Standard"/>
      <text:p text:style-name="Standard"/>
      <text:p text:style-name="Standard">#<text:span text:style-name="T4">COMMAND TO START KAFKA SERVER</text:span></text:p>
      <text:p text:style-name="Standard">kafka-server-start.bat ../../config/server.properties</text:p>
      <text:p text:style-name="Standard"/>
      <text:p text:style-name="Standard"/>
      <text:p text:style-name="P2">#COMMAND TO CREATE TOPIC</text:p>
      <text:p text:style-name="Standard">kafka-topics.bat --create --topic <text:span text:style-name="T6">topic-name</text:span> --bootstrap-server localhost:9092</text:p>
      <text:p text:style-name="Standard"><text:s text:c="40"/><text:span text:style-name="T7">(or)</text:span></text:p>
      <text:p text:style-name="P10">kafka-topics.bat --creat<text:span text:style-name="T7">e</text:span> --bootstrap-server localhost:9092 --<text:span text:style-name="T7">replication-factor 2 --partitions 4 --topic </text:span><text:span text:style-name="T6">topic-name</text:span></text:p>
      <text:p text:style-name="Standard"/>
      <text:p text:style-name="Standard"/>
      <text:p text:style-name="P2">#COMMAND TO SET PATH</text:p>
      <text:p text:style-name="Standard">JAVA_HOME=/usr/lib/jvm/java-11-oracle/ bin/kafka-server-start.sh config/server.properties</text:p>
      <text:p text:style-name="Standard"/>
      <text:p text:style-name="Standard"/>
      <text:p text:style-name="P2">#COMMAND TO CREATE CONSUMER</text:p>
      <text:p text:style-name="Standard">kafka-console-consumer.bat --topic topic-name --bootstrap-server localhost:9092</text:p>
      <text:p text:style-name="Standard"/>
      <text:p text:style-name="Standard"/>
      <text:p text:style-name="Standard"><text:soft-page-break/></text:p>
      <text:p text:style-name="P2">#COMMAND TO CREATE PRODUCER</text:p>
      <text:p text:style-name="Standard">kafka-console-producer.bat --topic topic-name --bootstrap-server localhost:9092</text:p>
      <text:p text:style-name="Standard"/>
      <text:p text:style-name="Standard"/>
      <text:p text:style-name="P3">#COMMAND TO DELETE TOPIC</text:p>
      <text:p text:style-name="P8">kafka-topics.bat –delete --topic topic-name</text:p>
      <text:p text:style-name="P8"/>
      <text:p text:style-name="P4">#COMMAND TO LIST ALL TOPICS</text:p>
      <text:p text:style-name="P9">kafka-topics.bat --list --bootstrap-server localhost:9092</text:p>
      <text:p text:style-name="P10"><text:s text:c="31"/><text:span text:style-name="T7">(or)</text:span></text:p>
      <text:p text:style-name="P9">kafka-topics.bat --list --zookeeper localhost:2181</text:p>
      <text:p text:style-name="P10"/>
      <text:p text:style-name="P10"/>
      <text:p text:style-name="P4">#COMMAND TO DESCRIBE A TOPIC</text:p>
      <text:p text:style-name="P9">kafka-topics --describe --bootstrap-server localhost:9092 --topic topic-name</text:p>
      <text:p text:style-name="P9"/>
      <text:p text:style-name="P9"/>
      <text:p text:style-name="P9"/>
      <text:p text:style-name="P9"/>
      <text:p text:style-name="P5">KAFKA CLUSTER SETUP(3 BROKER AND 1 ZOOKEEPER):</text:p>
      <text:p text:style-name="P5"/>
      <text:p text:style-name="P11">clear all logs in logs folder and bin--&gt;windows path</text:p>
      <text:p text:style-name="P11"/>
      <text:p text:style-name="P15">WEBSITES</text:p>
      <text:p text:style-name="P15"><text:a xlink:type="simple" xlink:href="https://www.geeksforgeeks.org/spring-boot-how-to-consume-string-messages-using-apache-kafka/" text:style-name="Internet_20_link" text:visited-style-name="Visited_20_Internet_20_Link">https://www.geeksforgeeks.org/spring-boot-how-to-consume-string-messages-using-apache-kafka/</text:a></text:p>
      <text:p text:style-name="P15">https://www.javainuse.com/spring/spring-boot-apache-kafka-hello-world</text:p>
      <text:p text:style-name="P11"/>
      <text:p text:style-name="P6"/>
      <text:p text:style-name="P9"/>
      <text:p text:style-name="P7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3T11:57:36.080000000</dc:date>
    <meta:editing-duration>PT5H12M18S</meta:editing-duration>
    <meta:editing-cycles>8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46" meta:word-count="322" meta:character-count="2417" meta:non-whitespace-character-count="2103"/>
  </office:meta>
</office:document-meta>
</file>